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officeooo:rsid="000e564f" officeooo:paragraph-rsid="000e564f"/>
    </style:style>
    <style:style style:name="P2" style:family="paragraph" style:parent-style-name="Standard">
      <style:paragraph-properties fo:text-align="justify" style:justify-single-word="false"/>
      <style:text-properties style:font-name="Times New Roman" officeooo:rsid="001158d5" officeooo:paragraph-rsid="001158d5"/>
    </style:style>
    <style:style style:name="P3" style:family="paragraph" style:parent-style-name="Standard">
      <style:paragraph-properties fo:text-align="justify" style:justify-single-word="false"/>
      <style:text-properties style:font-name="Times New Roman" officeooo:rsid="00116877" officeooo:paragraph-rsid="00116877"/>
    </style:style>
    <style:style style:name="P4" style:family="paragraph" style:parent-style-name="Standard">
      <style:paragraph-properties fo:text-align="justify" style:justify-single-word="false"/>
      <style:text-properties style:font-name="Times New Roman" officeooo:rsid="0015e32e" officeooo:paragraph-rsid="0015e32e"/>
    </style:style>
    <style:style style:name="P5" style:family="paragraph" style:parent-style-name="Standard">
      <style:paragraph-properties fo:text-align="justify" style:justify-single-word="false"/>
      <style:text-properties style:font-name="Times New Roman" style:text-underline-style="none" officeooo:rsid="0017e9b8" officeooo:paragraph-rsid="0017d1b0"/>
    </style:style>
    <style:style style:name="P6" style:family="paragraph" style:parent-style-name="Standard">
      <style:paragraph-properties fo:text-align="justify" style:justify-single-word="false"/>
      <style:text-properties style:font-name="Times New Roman" officeooo:rsid="0016f2bf" officeooo:paragraph-rsid="0017d1b0"/>
    </style:style>
    <style:style style:name="P7" style:family="paragraph" style:parent-style-name="Standard">
      <style:paragraph-properties fo:text-align="justify" style:justify-single-word="false"/>
      <style:text-properties style:font-name="Times New Roman" officeooo:rsid="0019f7ba" officeooo:paragraph-rsid="001ada94"/>
    </style:style>
    <style:style style:name="P8" style:family="paragraph" style:parent-style-name="Standard">
      <style:paragraph-properties fo:text-align="justify" style:justify-single-word="false"/>
      <style:text-properties style:font-name="Times New Roman" officeooo:rsid="00325d9c" officeooo:paragraph-rsid="00325d9c"/>
    </style:style>
    <style:style style:name="P9" style:family="paragraph" style:parent-style-name="Standard">
      <style:paragraph-properties fo:text-align="justify" style:justify-single-word="false"/>
      <style:text-properties style:font-name="Times New Roman" officeooo:rsid="00325d9c" officeooo:paragraph-rsid="00330119"/>
    </style:style>
    <style:style style:name="P10" style:family="paragraph" style:parent-style-name="Standard">
      <style:paragraph-properties fo:text-align="justify" style:justify-single-word="false"/>
      <style:text-properties style:font-name="Times New Roman" officeooo:rsid="00330119" officeooo:paragraph-rsid="00330119"/>
    </style:style>
    <style:style style:name="P11" style:family="paragraph" style:parent-style-name="Standard">
      <style:paragraph-properties fo:text-align="justify" style:justify-single-word="false"/>
      <style:text-properties style:font-name="Times New Roman" officeooo:rsid="001ada94" officeooo:paragraph-rsid="001ada94"/>
    </style:style>
    <style:style style:name="P12" style:family="paragraph" style:parent-style-name="Standard">
      <style:paragraph-properties fo:text-align="justify" style:justify-single-word="false"/>
      <style:text-properties style:font-name="Times New Roman" officeooo:paragraph-rsid="001cd2a7"/>
    </style:style>
    <style:style style:name="P13" style:family="paragraph" style:parent-style-name="Standard">
      <style:paragraph-properties fo:text-align="justify" style:justify-single-word="false"/>
      <style:text-properties style:font-name="Times New Roman" officeooo:paragraph-rsid="001ecd15"/>
    </style:style>
    <style:style style:name="P14" style:family="paragraph" style:parent-style-name="Standard">
      <style:paragraph-properties fo:text-align="justify" style:justify-single-word="false"/>
      <style:text-properties style:font-name="Times New Roman" officeooo:rsid="001fd965" officeooo:paragraph-rsid="001fd965"/>
    </style:style>
    <style:style style:name="P15" style:family="paragraph" style:parent-style-name="Standard">
      <style:paragraph-properties fo:text-align="justify" style:justify-single-word="false"/>
      <style:text-properties style:font-name="Times New Roman" fo:font-weight="bold" officeooo:rsid="001fd965" officeooo:paragraph-rsid="001fd965" style:font-weight-asian="bold" style:font-weight-complex="bold"/>
    </style:style>
    <style:style style:name="P16" style:family="paragraph" style:parent-style-name="Standard">
      <style:paragraph-properties fo:text-align="justify" style:justify-single-word="false"/>
      <style:text-properties style:font-name="Times New Roman" fo:font-weight="bold" officeooo:rsid="002d3509" officeooo:paragraph-rsid="002d3509" style:font-weight-asian="bold" style:font-weight-complex="bold"/>
    </style:style>
    <style:style style:name="P17" style:family="paragraph" style:parent-style-name="Standard">
      <style:paragraph-properties fo:text-align="justify" style:justify-single-word="false"/>
      <style:text-properties style:font-name="Times New Roman" fo:font-weight="normal" officeooo:rsid="002270d6" officeooo:paragraph-rsid="002270d6" style:font-weight-asian="normal" style:font-weight-complex="normal"/>
    </style:style>
    <style:style style:name="P18" style:family="paragraph" style:parent-style-name="Standard">
      <style:paragraph-properties fo:text-align="justify" style:justify-single-word="false"/>
      <style:text-properties style:font-name="Times New Roman" fo:font-weight="normal" officeooo:rsid="0024adf4" officeooo:paragraph-rsid="0025cb5d" style:font-weight-asian="normal" style:font-weight-complex="normal"/>
    </style:style>
    <style:style style:name="P19" style:family="paragraph" style:parent-style-name="Standard">
      <style:paragraph-properties fo:text-align="justify" style:justify-single-word="false"/>
      <style:text-properties style:font-name="Times New Roman" fo:font-weight="normal" officeooo:rsid="00273558" officeooo:paragraph-rsid="00273558" style:font-weight-asian="normal" style:font-weight-complex="normal"/>
    </style:style>
    <style:style style:name="P20" style:family="paragraph" style:parent-style-name="Standard">
      <style:paragraph-properties fo:text-align="justify" style:justify-single-word="false"/>
      <style:text-properties style:font-name="Times New Roman" fo:font-weight="normal" officeooo:rsid="00285941" officeooo:paragraph-rsid="00285941" style:font-weight-asian="normal" style:font-weight-complex="normal"/>
    </style:style>
    <style:style style:name="P21" style:family="paragraph" style:parent-style-name="Standard">
      <style:paragraph-properties fo:text-align="justify" style:justify-single-word="false"/>
      <style:text-properties style:font-name="Times New Roman" fo:font-weight="normal" officeooo:rsid="002accb6" officeooo:paragraph-rsid="002accb6" style:font-weight-asian="normal" style:font-weight-complex="normal"/>
    </style:style>
    <style:style style:name="P22" style:family="paragraph" style:parent-style-name="Standard">
      <style:paragraph-properties fo:text-align="justify" style:justify-single-word="false"/>
      <style:text-properties style:font-name="Times New Roman" fo:font-weight="normal" officeooo:rsid="002b8a5b" officeooo:paragraph-rsid="002b8a5b" style:font-weight-asian="normal" style:font-weight-complex="normal"/>
    </style:style>
    <style:style style:name="P23" style:family="paragraph" style:parent-style-name="Standard">
      <style:paragraph-properties fo:text-align="justify" style:justify-single-word="false"/>
      <style:text-properties style:font-name="Times New Roman" fo:font-weight="normal" officeooo:rsid="002d3509" officeooo:paragraph-rsid="002d3509" style:font-weight-asian="normal" style:font-weight-complex="normal"/>
    </style:style>
    <style:style style:name="P24" style:family="paragraph" style:parent-style-name="Standard">
      <style:paragraph-properties fo:text-align="justify" style:justify-single-word="false"/>
      <style:text-properties style:font-name="Times New Roman" fo:font-weight="normal" officeooo:rsid="003396cc" officeooo:paragraph-rsid="003396cc" style:font-weight-asian="normal" style:font-weight-complex="normal"/>
    </style:style>
    <style:style style:name="P25" style:family="paragraph" style:parent-style-name="Standard">
      <style:paragraph-properties fo:text-align="center" style:justify-single-word="false"/>
      <style:text-properties style:font-name="Times New Roman" fo:font-size="12pt" fo:font-weight="bold" officeooo:paragraph-rsid="002d7235" style:font-size-asian="12pt" style:font-weight-asian="bold" style:font-name-complex="Times New Roman" style:font-size-complex="12pt"/>
    </style:style>
    <style:style style:name="P26" style:family="paragraph" style:parent-style-name="Standard">
      <style:paragraph-properties fo:text-align="justify" style:justify-single-word="false"/>
      <style:text-properties officeooo:paragraph-rsid="002d7235"/>
    </style:style>
    <style:style style:name="P27" style:family="paragraph" style:parent-style-name="Normal_20__28_Web_29_">
      <style:paragraph-properties fo:margin-top="0cm" fo:margin-bottom="0.494cm" style:contextual-spacing="false" fo:line-height="115%" fo:text-align="justify" style:justify-single-word="false"/>
      <style:text-properties fo:color="#000000" officeooo:paragraph-rsid="002d7235"/>
    </style:style>
    <style:style style:name="P28" style:family="paragraph" style:parent-style-name="Normal_20__28_Web_29_">
      <style:paragraph-properties fo:margin-top="0cm" fo:margin-bottom="0.494cm" style:contextual-spacing="false" fo:line-height="115%" fo:text-align="justify" style:justify-single-word="false"/>
      <style:text-properties fo:color="#000000" fo:font-weight="bold" officeooo:paragraph-rsid="002d7235" style:font-weight-asian="bold"/>
    </style:style>
    <style:style style:name="P29" style:family="paragraph" style:parent-style-name="Normal_20__28_Web_29_">
      <style:paragraph-properties fo:margin-top="0cm" fo:margin-bottom="0.494cm" style:contextual-spacing="false" fo:line-height="115%" fo:text-align="justify" style:justify-single-word="false"/>
      <style:text-properties fo:color="#000000" officeooo:rsid="002ea294" officeooo:paragraph-rsid="002ea294"/>
    </style:style>
    <style:style style:name="P30" style:family="paragraph" style:parent-style-name="Normal_20__28_Web_29_">
      <style:paragraph-properties fo:margin-top="0cm" fo:margin-bottom="0.494cm" style:contextual-spacing="false" fo:line-height="115%" fo:text-align="justify" style:justify-single-word="false"/>
      <style:text-properties officeooo:paragraph-rsid="002d7235"/>
    </style:style>
    <style:style style:name="P31" style:family="paragraph" style:parent-style-name="Normal_20__28_Web_29_">
      <style:paragraph-properties fo:margin-top="0cm" fo:margin-bottom="0.494cm" style:contextual-spacing="false" fo:line-height="115%" fo:text-align="justify" style:justify-single-word="false"/>
      <style:text-properties fo:color="#231f20" officeooo:paragraph-rsid="002d7235"/>
    </style:style>
    <style:style style:name="P32" style:family="paragraph" style:parent-style-name="Standard">
      <style:paragraph-properties fo:text-align="justify" style:justify-single-word="false"/>
      <style:text-properties style:font-name="Times New Roman" style:text-underline-style="none" officeooo:rsid="00330119" officeooo:paragraph-rsid="00330119"/>
    </style:style>
    <style:style style:name="P33" style:family="paragraph" style:parent-style-name="Standard">
      <style:paragraph-properties fo:text-align="justify" style:justify-single-word="false"/>
      <style:text-properties style:font-name="Times New Roman" fo:font-size="12pt" officeooo:rsid="001ecd15" officeooo:paragraph-rsid="001ecd15" style:font-size-asian="12pt" style:font-size-complex="12pt"/>
    </style:style>
    <style:style style:name="P34" style:family="paragraph" style:parent-style-name="Standard">
      <style:paragraph-properties fo:text-align="justify" style:justify-single-word="false"/>
      <style:text-properties style:font-name="Times New Roman" fo:font-weight="normal" officeooo:rsid="003396cc" officeooo:paragraph-rsid="003396cc" style:font-weight-asian="normal" style:font-weight-complex="normal"/>
    </style:style>
    <style:style style:name="P35" style:family="paragraph" style:parent-style-name="Standard">
      <style:paragraph-properties fo:text-align="justify" style:justify-single-word="false"/>
      <style:text-properties style:font-name="Times New Roman" fo:font-weight="bold" officeooo:rsid="0034f68b" officeooo:paragraph-rsid="0034f68b" style:font-weight-asian="bold" style:font-weight-complex="bold"/>
    </style:style>
    <style:style style:name="P36" style:family="paragraph" style:parent-style-name="Standard">
      <style:paragraph-properties fo:text-align="center" style:justify-single-word="false"/>
      <style:text-properties style:font-name="Times New Roman" fo:font-weight="bold" officeooo:rsid="0034f68b" officeooo:paragraph-rsid="0034f68b" style:font-weight-asian="bold" style:font-weight-complex="bold"/>
    </style:style>
    <style:style style:name="P37" style:family="paragraph" style:parent-style-name="Normal_20__28_Web_29_">
      <style:paragraph-properties fo:margin-top="0cm" fo:margin-bottom="0.494cm" style:contextual-spacing="false" fo:line-height="115%" fo:text-align="justify" style:justify-single-word="false"/>
      <style:text-properties fo:color="#000000" fo:font-weight="bold" officeooo:paragraph-rsid="002d7235" style:font-weight-asian="bold"/>
    </style:style>
    <style:style style:name="T1" style:family="text">
      <style:text-properties officeooo:rsid="000fa0d9"/>
    </style:style>
    <style:style style:name="T2" style:family="text">
      <style:text-properties officeooo:rsid="001158d5"/>
    </style:style>
    <style:style style:name="T3" style:family="text">
      <style:text-properties fo:color="#000000"/>
    </style:style>
    <style:style style:name="T4" style:family="text">
      <style:text-properties fo:color="#000000" fo:font-weight="bold" officeooo:rsid="000fa0d9" style:font-weight-asian="bold" style:font-weight-complex="bold"/>
    </style:style>
    <style:style style:name="T5" style:family="text">
      <style:text-properties fo:color="#000000" fo:font-weight="bold" officeooo:rsid="00116877" style:font-weight-asian="bold" style:font-weight-complex="bold"/>
    </style:style>
    <style:style style:name="T6" style:family="text">
      <style:text-properties fo:color="#000000" style:font-name="Times New Roman" fo:font-size="12pt" style:font-name-asian="Times New Roman" style:font-size-asian="12pt" style:font-name-complex="Times New Roman" style:font-size-complex="12pt"/>
    </style:style>
    <style:style style:name="T7" style:family="text">
      <style:text-properties fo:color="#000000" style:font-name="Times New Roman" fo:font-size="12pt" style:font-size-asian="12pt" style:font-name-complex="Times New Roman" style:font-size-complex="12pt"/>
    </style:style>
    <style:style style:name="T8" style:family="text">
      <style:text-properties fo:color="#000000" style:font-name="Times New Roman" fo:font-size="12pt" officeooo:rsid="002d7235" style:font-size-asian="12pt" style:font-name-complex="Times New Roman" style:font-size-complex="12pt"/>
    </style:style>
    <style:style style:name="T9" style:family="text">
      <style:text-properties fo:color="#000000" fo:font-style="italic" style:font-style-asian="italic"/>
    </style:style>
    <style:style style:name="T10" style:family="text">
      <style:text-properties fo:color="#000000" style:text-position="super 58%"/>
    </style:style>
    <style:style style:name="T11" style:family="text">
      <style:text-properties fo:color="#000000" officeooo:rsid="002ea294"/>
    </style:style>
    <style:style style:name="T12" style:family="text">
      <style:text-properties fo:color="#000000" officeooo:rsid="002f0f96"/>
    </style:style>
    <style:style style:name="T13" style:family="text">
      <style:text-properties fo:font-weight="bold" style:font-weight-asian="bold" style:font-weight-complex="bold"/>
    </style:style>
    <style:style style:name="T14" style:family="text">
      <style:text-properties fo:font-weight="bold" officeooo:rsid="00116877" style:font-weight-asian="bold" style:font-weight-complex="bold"/>
    </style:style>
    <style:style style:name="T15" style:family="text">
      <style:text-properties fo:font-weight="bold" officeooo:rsid="00163c88" style:font-weight-asian="bold" style:font-weight-complex="bold"/>
    </style:style>
    <style:style style:name="T16" style:family="text">
      <style:text-properties officeooo:rsid="00116877"/>
    </style:style>
    <style:style style:name="T17" style:family="text">
      <style:text-properties officeooo:rsid="00143bfc"/>
    </style:style>
    <style:style style:name="T18" style:family="text">
      <style:text-properties officeooo:rsid="00163c88"/>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officeooo:rsid="0017d1b0"/>
    </style:style>
    <style:style style:name="T21" style:family="text">
      <style:text-properties style:text-underline-style="solid" style:text-underline-width="auto" style:text-underline-color="font-color" fo:font-weight="normal" officeooo:rsid="001cd2a7" style:font-weight-asian="normal" style:font-weight-complex="normal"/>
    </style:style>
    <style:style style:name="T22" style:family="text">
      <style:text-properties style:text-underline-style="solid" style:text-underline-width="auto" style:text-underline-color="font-color" officeooo:rsid="001cd2a7"/>
    </style:style>
    <style:style style:name="T23" style:family="text">
      <style:text-properties style:text-underline-style="none"/>
    </style:style>
    <style:style style:name="T24" style:family="text">
      <style:text-properties style:text-underline-style="none" officeooo:rsid="0017d1b0"/>
    </style:style>
    <style:style style:name="T25" style:family="text">
      <style:text-properties style:text-underline-style="none" officeooo:rsid="0017e9b8"/>
    </style:style>
    <style:style style:name="T26" style:family="text">
      <style:text-properties style:text-underline-style="none" officeooo:rsid="001a84af"/>
    </style:style>
    <style:style style:name="T27" style:family="text">
      <style:text-properties style:text-underline-style="none" officeooo:rsid="001ada94"/>
    </style:style>
    <style:style style:name="T28" style:family="text">
      <style:text-properties style:text-underline-style="none" fo:font-weight="bold" style:font-weight-asian="bold" style:font-weight-complex="bold"/>
    </style:style>
    <style:style style:name="T29" style:family="text">
      <style:text-properties style:text-underline-style="none" fo:font-weight="bold" officeooo:rsid="001ada94" style:font-weight-asian="bold" style:font-weight-complex="bold"/>
    </style:style>
    <style:style style:name="T30" style:family="text">
      <style:text-properties style:text-underline-style="none" fo:font-weight="normal" style:font-weight-asian="normal" style:font-weight-complex="normal"/>
    </style:style>
    <style:style style:name="T31" style:family="text">
      <style:text-properties style:text-underline-style="none" fo:font-weight="normal" officeooo:rsid="001ada94" style:font-weight-asian="normal" style:font-weight-complex="normal"/>
    </style:style>
    <style:style style:name="T32" style:family="text">
      <style:text-properties style:text-underline-style="none" fo:font-weight="normal" officeooo:rsid="001cd2a7" style:font-weight-asian="normal" style:font-weight-complex="normal"/>
    </style:style>
    <style:style style:name="T33" style:family="text">
      <style:text-properties style:text-underline-style="none" officeooo:rsid="001cd2a7"/>
    </style:style>
    <style:style style:name="T34" style:family="text">
      <style:text-properties style:text-underline-style="none" officeooo:rsid="002a0aff"/>
    </style:style>
    <style:style style:name="T35" style:family="text">
      <style:text-properties style:text-underline-style="none" officeooo:rsid="002f0f96"/>
    </style:style>
    <style:style style:name="T36" style:family="text">
      <style:text-properties style:text-underline-style="none" officeooo:rsid="00330119"/>
    </style:style>
    <style:style style:name="T37" style:family="text">
      <style:text-properties officeooo:rsid="0017d1b0"/>
    </style:style>
    <style:style style:name="T38" style:family="text">
      <style:text-properties fo:font-style="normal" style:text-underline-style="none" fo:font-weight="bold" officeooo:rsid="0017d1b0" style:font-style-asian="normal" style:font-weight-asian="bold" style:font-style-complex="normal" style:font-weight-complex="bold"/>
    </style:style>
    <style:style style:name="T39" style:family="text">
      <style:text-properties officeooo:rsid="001cd2a7"/>
    </style:style>
    <style:style style:name="T40" style:family="text">
      <style:text-properties fo:font-size="12pt" style:font-size-asian="12pt" style:font-size-complex="12pt"/>
    </style:style>
    <style:style style:name="T41" style:family="text">
      <style:text-properties fo:font-size="12pt" officeooo:rsid="001cd2a7" style:font-size-asian="12pt" style:font-size-complex="12pt"/>
    </style:style>
    <style:style style:name="T42" style:family="text">
      <style:text-properties fo:font-size="12pt" officeooo:rsid="001ecd15" style:font-size-asian="12pt" style:font-size-complex="12pt"/>
    </style:style>
    <style:style style:name="T43" style:family="text">
      <style:text-properties fo:font-size="12pt" officeooo:rsid="001fd965" style:font-size-asian="12pt" style:font-size-complex="12pt"/>
    </style:style>
    <style:style style:name="T44" style:family="text">
      <style:text-properties fo:font-size="12pt" officeooo:rsid="002ffa87" style:font-size-asian="12pt" style:font-size-complex="12pt"/>
    </style:style>
    <style:style style:name="T45" style:family="text">
      <style:text-properties fo:font-size="12pt" fo:font-weight="bold" style:font-size-asian="12pt" style:font-weight-asian="bold" style:font-size-complex="12pt" style:font-weight-complex="bold"/>
    </style:style>
    <style:style style:name="T46" style:family="text">
      <style:text-properties officeooo:rsid="0024adf4"/>
    </style:style>
    <style:style style:name="T47" style:family="text">
      <style:text-properties officeooo:rsid="0025cb5d"/>
    </style:style>
    <style:style style:name="T48" style:family="text">
      <style:text-properties officeooo:rsid="002a0aff"/>
    </style:style>
    <style:style style:name="T49" style:family="text">
      <style:text-properties officeooo:rsid="002accb6"/>
    </style:style>
    <style:style style:name="T50" style:family="text">
      <style:text-properties officeooo:rsid="002b8a5b"/>
    </style:style>
    <style:style style:name="T51" style:family="text">
      <style:text-properties officeooo:rsid="002d3509"/>
    </style:style>
    <style:style style:name="T52" style:family="text">
      <style:text-properties fo:font-style="italic" style:font-style-asian="italic"/>
    </style:style>
    <style:style style:name="T53" style:family="text">
      <style:text-properties officeooo:rsid="002ea294"/>
    </style:style>
    <style:style style:name="T54" style:family="text">
      <style:text-properties officeooo:rsid="002f0f96"/>
    </style:style>
    <style:style style:name="T55" style:family="text">
      <style:text-properties officeooo:rsid="00325884"/>
    </style:style>
    <style:style style:name="T56" style:family="text">
      <style:text-properties officeooo:rsid="0033011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8">Abstract :</text:p>
      <text:p text:style-name="P8"/>
      <text:p text:style-name="P8"><text:span text:style-name="T13">context </text:span>: Pulse oximetry is a widely used tool , unfortunately there is a paucity of data investigating its accuracy in intensive care units and if they are able to meet manadated FDA criteria as claimed by them in critically ill patients</text:p>
      <text:p text:style-name="P8"/>
      <text:p text:style-name="P8"><text:span text:style-name="T13">Aims</text:span> : To assess Bias,precision and accuracy of pulse oximeters used in intensive care units and factors affecting them.</text:p>
      <text:p text:style-name="P8"/>
      <text:p text:style-name="P8"><text:span text:style-name="T13">Setting </text:span>. A prospective cohort study in intensive care unit of a tertiary referral center.</text:p>
      <text:p text:style-name="P8"/>
      <text:p text:style-name="P8"><text:span text:style-name="T13">Materials and Methods </text:span>.</text:p>
      <text:p text:style-name="P8">A prospective cohort of 129 patients were included. Pulse oximetry and artrial blood gas were <text:s text:c="2"/>simultaneously done. Pulse oximetry was done using two pulse oximetres :Nonin and philips. All physiological variables like Hb,Lactate,use of vasopressor,Blood pressure were recorded. Bland Altman curves were constructed to determine Bias and limits of agreement. Effect of physiological variables on Bias and difference between performance characteristics of Bias was determined using SPSS</text:p>
      <text:p text:style-name="P8"/>
      <text:p text:style-name="P9"><text:span text:style-name="T13">Results</text:span> : Pulse oximetry overestimated arterial <text:s/>oxygen saturation(SaO2<text:span text:style-name="T56">)</text:span> by 1.44% . There was negative correlation between Bias and SaO2(r =-0.32) and positive correlation with lactate( r =0.16). The Philips pulse oximeter had significant higher bias and variablity than Nonin pulse oximeter. <text:span text:style-name="T56">(</text:span><text:span text:style-name="T24">2.47 </text:span><text:span text:style-name="T20">+</text:span><text:span text:style-name="T24"> 3.00 </text:span><text:span text:style-name="T36">vs</text:span><text:span text:style-name="T24"> 0.456 </text:span><text:span text:style-name="T20">+</text:span><text:span text:style-name="T24"> 1.68, </text:span><text:span text:style-name="T25">mean difference <text:s/>= 1.98 ,</text:span><text:span text:style-name="T24">95% C.I. = </text:span><text:span text:style-name="T25">1.53 – 2.43 , p value = &lt;0.001</text:span><text:span text:style-name="T36">).</text:span></text:p>
      <text:p text:style-name="P10"><text:span text:style-name="T28">Conclusion :</text:span><text:span text:style-name="T23"> </text:span></text:p>
      <text:p text:style-name="P32">Pulse oximetry overestimates SaO2. Bias tends to increase with rising lactate and hypoxia. There is heterogenity in performance of various pulse oximetry devices in ICU.</text:p>
      <text:p text:style-name="P8"/>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Pulse oximetry has assumed a significant position in management of patients in Intensive care units(ICU) . It is often referred to as fifth vital sign. Specific pulse oximeter oxygen saturation(SpO2) <text:s/>targets have been proposed to achieve end goals in weaning , providing long term oxygen therapy and other critical end points in ICU. In view of their prevalent use , FDA has issued guidelines for manufacturing and quality standard. In particular , all pulse oximeters have to meet an A<text:span text:style-name="T16">RMS</text:span> (Accuracy of pulse oximeter defined as root mean square of bias and precision ) of less than 3%, in order to be approved .</text:p>
      <text:p text:style-name="P1"><text:span text:style-name="T2">A</text:span>ccuracy of pulse oximeter is dependent on various factors. While most manufacturers design and standardize their pulse oximeters in hypoxia labs, in real life and emergency rooms and ICUs , various factors like hypoxia,anemia,use of vasopreesors,perfusion status and sepsis affect the bias ( difference between SpO2 and true arterial oxygen saturation-SaO2) and precision (variability of readings- measured by standard deviation of bias ) and Accuracy of pulse oximet<text:span text:style-name="T1">ers</text:span> with conflicting results. <text:span text:style-name="T1">Indeed, Accuracy of pulse oximeters is dependent on various factors from sensors , patient oximeter interface, optical image stabilization,algorithms used to perfusion and hypoxia status of the patients. In real world studies </text:span><text:span text:style-name="T4">A</text:span><text:span text:style-name="T5">RMS</text:span><text:span text:style-name="T1"> of pulse oximeters have been shown to overshoot desired limit( ARMS <text:s/>3%) in hypoxic conditions and critical care scenario. However , studies have shown conflicting results due to variability in study conditions</text:span></text:p>
      <text:p text:style-name="P2">The conflicting results of bias ( positive or negative) and the factors( Hb,lactate,vasopreesors,effect of various sensors) associated with the bias have been attributed to retrospective nature of most of these studies which were not aimed to investigate these hypothesis. Further there are other as important measures of pulse oximeter performance : sensitivity ( <text:span text:style-name="T17">percentage of time pulse oximeter is able to correctly pick up true desaturation event and minimize missed events </text:span>) ,specificity ( <text:span text:style-name="T17">percentage of time pulse oximeter is able to </text:span>to <text:span text:style-name="T17">correctly pick up non hypoxic events </text:span>and minimize false alarms) and performance index ( defined as percentage of time SpO2 is within 7% of the true SaO2, which <text:s/>have not been addressed by these studies, due to their exclusive focus on bias,precision and <text:span text:style-name="T13">A</text:span><text:span text:style-name="T14">RMS</text:span> alone. <text:span text:style-name="T16">Due to a multitude of pulse oximeters used in these studies, biases </text:span><text:soft-page-break/><text:span text:style-name="T16">and precision have been averaged out as results have been pooled as presented and summarized as such . Since, in a developing country like ours, no clearance is needed to market these devices, once FDA approval is obtained, it also becomes important to assess performance of these pulse oximeters in real life scenarios, to investigate if they meet the requisite standards and claims. There is a paucity of studies assessing performance of pulse oximeters in critical care set up in India.</text:span></text:p>
      <text:p text:style-name="P2"/>
      <text:p text:style-name="P3">We planned to address these anomalies by evaluating performance(sensitivity,specificity,ARMS,performance index) and Bland altman curves, and limits of agreement of two pulse oximeters used in our intensive care unit separately at various levels of arterial oxygen saturation. We also planned to evaluate the effect of factors like lactate,vasopreesors,perfusion status ,Blood pressure on bias of pulse oximeters. </text:p>
      <text:p text:style-name="P3"/>
      <text:p text:style-name="P3">Thus our primary objective was to assess performance parameters of pulse oximeters used in our ICU, investigate if they met required FDA standards <text:s/>in real life situations as well as <text:s/>to evaluate the factors associated with bia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5">Materials and Methods</text:p>
      <text:p text:style-name="P26"><text:span text:style-name="T6"><text:s/></text:span><text:span text:style-name="T7">The study sample <text:s/>include</text:span><text:span text:style-name="T8">d</text:span><text:span text:style-name="T7"> a prospective cohort of method comparison study of 1</text:span><text:span text:style-name="T8">29 </text:span><text:span text:style-name="T7">patients that would include convenience sample of <text:s/>adult patients presenting to ER or MICU <text:s/>between June 2015 and august 2015.</text:span></text:p>
      <text:p text:style-name="P27"><text:span text:style-name="T52"><text:s/>Inclusion criteria</text:span> </text:p>
      <text:p text:style-name="P27">All patients with age 18-60, admission presenting to ER or MICU with appropriate indications w<text:span text:style-name="T53">ere</text:span> be included</text:p>
      <text:p text:style-name="P30"><text:span text:style-name="T3"><text:s/></text:span><text:span text:style-name="T9">Exclusion criteria</text:span><text:span text:style-name="T3"> </text:span></text:p>
      <text:p text:style-name="P30"><text:span text:style-name="T3"><text:s/>Patients with venous blood gas samples, pigmented nails wi</text:span><text:span text:style-name="T11">ere </text:span><text:span text:style-name="T3">excluded.</text:span></text:p>
      <text:p text:style-name="P27"/>
      <text:p text:style-name="P31">Arterial blood sample w<text:span text:style-name="T53">as</text:span> obtained from the radial artery following confirmation of collateral vessel flow by Allen’s test. Before taking the sample, the syringe lumen <text:span text:style-name="T53">was</text:span> heparinized (0.1 cc). Air bubbles, if present, w<text:span text:style-name="T53">as</text:span> be immediately expelled from the sample; the sample was sealed in an iced container and sent to laboratory for analysis using blood gases analyzer (AVL 995 Automatic Blood Gases, Graz, Austria). Pulse oximetery w<text:span text:style-name="T53">as</text:span> be done <text:s/>at time <text:s/>using two pulse oximeter (Nonin – NBP SpO2) and Philips in a random order.</text:p>
      <text:p text:style-name="P31"><text:soft-page-break/>The finger probe for the unit w<text:span text:style-name="T53">as</text:span> placed on the index finger of the opposite arm from which the arterial sample had been taken. In this study, ABG values w<text:span text:style-name="T53">ere</text:span> be taken as Gold standard reference values. </text:p>
      <text:p text:style-name="P27">Charts w<text:span text:style-name="T53">ere</text:span> reviewed for evidence of sepsis, use of vasoconstrictors, Blood pressure of patient, <text:s/>serum lactate and hemoglobin and these data w<text:span text:style-name="T53">ere </text:span>collated . Time to stabilization of readings w<text:span text:style-name="T53">ere</text:span> also be noted. . Only the values from the first ABG w<text:span text:style-name="T53">ere </text:span><text:s/>used. Incomplete data sets, including those arising from pulse oximeter signal failure, would be excluded.</text:p>
      <text:p text:style-name="P27">Patients w<text:span text:style-name="T53">ere</text:span> divided in following subgroups based on sepsis, Sao2&lt; 90%, use of vasoconstrictors, SBP&lt;90 and analysis w<text:span text:style-name="T53">as</text:span> done. Post hoc tests w<text:span text:style-name="T53">ere not </text:span><text:s/>applied for multiple comparisons because of exploratory nature of data analysis</text:p>
      <text:p text:style-name="P27"/>
      <text:p text:style-name="P28">Sample Size calculation:</text:p>
      <text:p text:style-name="P30"><text:span text:style-name="T3">Assuming a difference of biases between 0.5 to clinically significant and precision to be 2% for each group , sample size calculation </text:span><text:span text:style-name="T12">was</text:span><text:span text:style-name="T3"> calculated with power 80% and at alpha level =0.05 using matched pair design in G power 3.1 software. </text:span><text:span text:style-name="T10">9</text:span><text:span text:style-name="T3"> Thus 128 patients w</text:span><text:span text:style-name="T11">ou</text:span><text:span text:style-name="T12">ld have</text:span><text:span text:style-name="T11"> been</text:span><text:span text:style-name="T3"> adequately powered to discern this difference. </text:span><text:span text:style-name="T11">We screened 140 patients and included 129 patients in final analysis.</text:span></text:p>
      <text:p text:style-name="P27"/>
      <text:p text:style-name="P27"/>
      <text:p text:style-name="P28">Statistical Analysis</text:p>
      <text:p text:style-name="P29">Data was <text:s/><text:span text:style-name="T54">stored in pre defined pro-forma and </text:span>analysed using SPSS 20.0 (IBM,SPSS) , Gpower and R software package. Interaction plot s were made using sjplot R package. Bland and Altman method was used for performing primary analysis and Bias (systematic error – mean difference between SpO2 and SaO2 ) , precision(random error -standard deviation of mean difference) were calculated. Limits of agreement were defined at mean diference <text:span text:style-name="T19">+</text:span><text:span text:style-name="T23"> 2SD. Correlation plots were dr</text:span><text:span text:style-name="T35">a</text:span><text:span text:style-name="T23">wn between continuous variables to look for significant association. In particular, pre-planned subg</text:span><text:span text:style-name="T35">roup analysis with repect to hemoglobin,lactate, mean arterial pressure and need for vasoactive drugs was done.</text:span></text:p>
      <text:p text:style-name="P30"><text:span text:style-name="T3">variables were reported as means with standard deviations (SD) </text:span><text:span text:style-name="T12">or</text:span><text:span text:style-name="T3"> medians with inter-quartile ranges (IQR) </text:span><text:span text:style-name="T12">with respect to their normality. </text:span><text:span text:style-name="T3"><text:s/>Mean difference ( Biases) of the two pulse oximeters <text:s text:c="2"/>w</text:span><text:span text:style-name="T12">as </text:span><text:span text:style-name="T3">compared using the <text:s/>Student's t test <text:s/>Precision of the two pulse oximeters would also be compared by F test. A P-value of ≤ 0.05 w</text:span><text:span text:style-name="T12">as</text:span><text:span text:style-name="T3"> considered statistically significant </text:span><text:span text:style-name="T12">for purpose of our statistical analysis.</text:span></text:p>
      <text:p text:style-name="P27"/>
      <text:p text:style-name="P27"/>
      <text:p text:style-name="P3"><text:soft-page-break/>Results</text:p>
      <text:p text:style-name="P3"/>
      <text:p text:style-name="P4">We screened 140 patients for the study, eight patients were excluded because of signal failure and three patients due to nail pigments leading to 129 patients being included in final analysis. <text:span text:style-name="T18">In our population 18.6 % (24/129) were on vasopressors, <text:s/>26.4%(34/129) were suffering from sepsis , 8.5%(11/129) were hypotensive. 51.1%(66/129) patients were male. 17.05%(22/129 ) patients were hypoxic . Rest of the important Demographic variables are summarised in </text:span><text:span text:style-name="T15">Table1/Fig1</text:span><text:span text:style-name="T18">.</text:span></text:p>
      <text:p text:style-name="P4"/>
      <text:p text:style-name="P6">Mean SaO2 <text:s/>and SpO2 across all readings were was 93.<text:span text:style-name="T37">8</text:span>8 <text:span text:style-name="T19">+</text:span><text:span text:style-name="T23"> 8.68 <text:s/>and </text:span><text:span text:style-name="T24">95.33 </text:span><text:span text:style-name="T20">+</text:span><text:span text:style-name="T24"> 8.33 respectively. Thus there was positive bias of <text:s/>1.45 </text:span><text:span text:style-name="T20">+</text:span><text:span text:style-name="T24"> 2.64 and SpO2 tended to overestimate SaO2. Bias worsened with decreasing SaO2. (r = -0.26, p =0.0001) . Bias ,precision and Accracy(ARMS) at various levels of SaO2 has been summarized in </text:span><text:span text:style-name="T38">Table 2/Fig2</text:span><text:span text:style-name="T24">. There was <text:s/>statistically significant difference in bias <text:s/>and <text:s/>between Philips ( 2.47 </text:span><text:span text:style-name="T20">+</text:span><text:span text:style-name="T24"> 3.00 ) and Nonin ( 0.456 </text:span><text:span text:style-name="T20">+</text:span><text:span text:style-name="T24"> 1.68) pulse oximeters (</text:span><text:span text:style-name="T25">mean difference <text:s/>= 1.98 ,</text:span><text:span text:style-name="T24">95% C.I. = </text:span><text:span text:style-name="T25">1.53 – 2.43 , p value = &lt;0.001) . The variability was higher (and precision lower) in Philips pulse oximeter than Nonin pulse oximeter. ( F ratio = 3.23,95% C.I. = 2.34-4.7, p value =&lt;0.0001). </text:span></text:p>
      <text:p text:style-name="P6"/>
      <text:p text:style-name="P7"><text:span text:style-name="T25">O</text:span><text:span text:style-name="T23">n correlation analysis, Bias was significant correlated with SaO2 ( r =- 0.32, p = 0.0001) and Lactate ( r =0.16, p = 0.09) . </text:span><text:span text:style-name="T27">Ther was no significant correlation between Bias and Mean arterial pressure. (r =0.02, p =0.71)</text:span><text:span text:style-name="T23"> .</text:span><text:span text:style-name="T26">Th</text:span><text:span text:style-name="T34">ough patient subgroup on vsopressors had higher bias than those not on vasopressors , it didnt achieve statistical significance.</text:span><text:span text:style-name="T26">(p =0.06) </text:span></text:p>
      <text:p text:style-name="P7"/>
      <text:p text:style-name="P7"><text:span text:style-name="T27">Bland Altman curve curves were drawn to graphically evaluate agreement between SpO2 and SaO2 for individual </text:span><text:span text:style-name="T26"><text:s/></text:span><text:span text:style-name="T27">pulse oximetrers and overall </text:span><text:span text:style-name="T29">(Table3/figure3). </text:span><text:span text:style-name="T31">Mean difference, 95% <text:s/>Lower and upper limits of Agreement were as follows for <text:s/>Nonin(0.456,-2.81,3.72) , Philips (2.44, -3.51,8.39) and pooled pulse oximetry (1.44, -3.72,6.62)</text:span></text:p>
      <text:p text:style-name="P7"/>
      <text:p text:style-name="P11"><text:span text:style-name="T30">Philips pulse oximeter took significantly larger time to stabilize than Nonin pulse oximeter. (</text:span><text:span text:style-name="T32">12.28 </text:span><text:span text:style-name="T21">+</text:span></text:p>
      <text:p text:style-name="P12"><text:span text:style-name="T39">3.85 versus 6.73 </text:span><text:span text:style-name="T22">+</text:span><text:span text:style-name="T33"> 2.94 , 95% C.I. = <text:s/></text:span><text:span text:style-name="T40">4.70 </text:span><text:span text:style-name="T41">- 6.382894 - , pvalue = 0.001) .</text:span></text:p>
      <text:p text:style-name="P13"><text:span text:style-name="T41">The sensitivity,specificity,Negativepredictivevalue, Performance index , Kappa(agreement) <text:s/>of Noni</text:span><text:span text:style-name="T42">n</text:span><text:span text:style-name="T41"> pulse oximeter were 72.73%(16/22),100%(107/107) , 94.69%, </text:span><text:span text:style-name="T42">98.44%(127/129), 0.815 respectively.</text:span><text:span text:style-name="T41">Thesensitivity,specificity,Negativepredictive</text:span><text:span text:style-name="T43"> ,</text:span><text:span text:style-name="T41">Performa</text:span><text:span text:style-name="T43">n</text:span><text:span text:style-name="T41">ce </text:span><text:span text:style-name="T43">i</text:span><text:span text:style-name="T41">ndex,Kappa(agreemen</text:span><text:span text:style-name="T42">t) </text:span><text:span text:style-name="T41">of </text:span><text:span text:style-name="T42">Philips</text:span><text:span text:style-name="T41"> pulse oximeter were </text:span><text:span text:style-name="T42">36.36</text:span><text:span text:style-name="T41">%(</text:span><text:span text:style-name="T42">8</text:span><text:span text:style-name="T41">/22),100%(107/107) , 94.69%, </text:span><text:span text:style-name="T42">92.24%(119 /129), 0.465 respectively. Thus Nonin pulse oximeter performed significantly better than Philips pulse oximeter on majority of performance indicators. <text:s/>Overall (pooled) sensitivity,specificity,</text:span><text:span text:style-name="T43">Negative predictive value, Performance index, and Kappa were 54.54%(24/44),1005(214/214), 91.45%, 95.34%(246/258), 0.66 respectively. <text:s/></text:span><text:span text:style-name="T44">On changing cut off for Hypoxia to 92% , significant gains in sensitivity of both Nonin(100% : 22/22) and philips(72.73%: 16/22 ) <text:s/>increased with some decrease in specificityof Nonin (90.65%: 97/107) and Philips (98% :106/107) pulse oximeters respectively .</text:span></text:p>
      <text:p text:style-name="P13"/>
      <text:p text:style-name="P14"><text:span text:style-name="T43">B</text:span><text:span text:style-name="T40">ias of both the pulse oximeter increased with decreasing arterial oxygen saturation .However the bias in philips pulse oximeter increased rapidly with higher slope </text:span><text:span text:style-name="T45">( Table4/figure4)</text:span></text:p>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5">DISCUSSION</text:p>
      <text:p text:style-name="P15"/>
      <text:p text:style-name="P17">Our study shows that Pulse oximeters overestimate true arterial oxygen saturation at our ICU <text:span text:style-name="T46">with a mean positive bias of 1.44 % and limits of agreement being from -3.72% to 6.62% <text:s/></text:span>. There was also a significant heterogeneity in performance of pulse oximeters in real world situations as reflected in <text:span text:style-name="T47">with </text:span>Nonin <text:span text:style-name="T47">pulse oximeter significantly outperforming </text:span>philips pulse oximeters used at our set up. The Bias in Pulse oximeters increases with decreasing arterial oxygen saturation <text:span text:style-name="T46">(r =- 0.326) </text:span>Other patien<text:span text:style-name="T46">t markers of tissue hypoxia like Lactate </text:span>impacted the accuracy of Pulse oximeters.<text:span text:style-name="T46">(r =0.16)</text:span></text:p>
      <text:p text:style-name="P17"/>
      <text:p text:style-name="P18">Our study shows that Pulse oximeters in ICU overestimate arterial oxygen saturation at all ranges of true arterial oxygen saturation (Table 2). With decreasing saturation, both Bias and Variability(lack of precision) increase. <text:span text:style-name="T47">Our findings witha positive bias of 1.44% are consistent with studies by Lee, Seguin and Wilson (2.5,2.6,2.7) which showed a mean positive bias of <text:s/>around 2%. Hoever some studies showed that pulse oximeters underestimated SaO2 (2.8,2.9,1.1,1.5,1,8,1,9). The discrepancy found in these studies could be due to the fact that different pulse oximeters were used in these studies and bias is known to be pulse oximeter specific. In our study, both of the pulse oximeters overestimated arterial oxygen saturation thereby showing positive bias which increased at low levels of oxygen saturation.(r =-0.32)</text:span></text:p>
      <text:p text:style-name="P18"/>
      <text:p text:style-name="P18">While overall Accuracy(ARMS) of our pulse oximetry just met prescribed FDA limit of 3% , one pulse oximeter (philips) consistently had ARMS &gt;3 % once SaO2 fell below 90% . Even with better performing pulse oximeter Nonin, in 70-90% range ARMS was 3.81, <text:span text:style-name="T47">though it was 1.73( &lt;3) in overall 70-100% range. It goes on to show that many pulse oximeters are not meeting requisite ARMS guidelines . </text:span></text:p>
      <text:p text:style-name="P18"/>
      <text:p text:style-name="P19">Performance characteristics like sensitivity,specificity,NPV, performance index of Nonin pulse oximeter was significantly better than Philips pulse oximeter. However , sensitivity of Nonin and philips <text:s/>in picking up true desaturation ( defined as SpO2 &lt;90%) were 72.72% and 36.36% respectively. Thus almost one fourth and two third cases of true hypoxia might be missed even though pulse oximeters might be meeting FDA guidelines for bias,precision and accuracy. Thus it is instructive, to not rely upon a single value (SpO2 90 %) as a marker of hypoxia. Further, since most pulse oximeter tend to overestimate SaO2 by around 2% as discussed a higher target of <text:s/>92% might be mandated as to predict true hypoxia. <text:span text:style-name="T55">Thus on reanalysing with an increased cut of 2%(92%) sensitivity of nonin pulse oximeter incrased to 100% while that of philips pulse oximeter increased to 72.73 % with limited reduction in specificity. The pooled sensitivity increased to 86 % from 54.54% ,thus reducing almost <text:s/>almost one third number of missed cases in total on adjusting for positive bias of 2 % . </text:span></text:p>
      <text:p text:style-name="P19"/>
      <text:p text:style-name="P19"/>
      <text:p text:style-name="P20">Low oxygen saturation increased Bias in Our study. Hypoxia causes increase in reduced hemoglobin causing error in absorption ratio and increase in bias. There is also a lack of calibration data at low oxygen satuartion leading to increased error in low range of SaO2. Blood lactate levels were directl<text:span text:style-name="T48">y </text:span>proportional to bias in our study. Lactate is a marker of tissue hypoxia. Tissue hypoxia causes arteriolar dilation which leads to pulsatility being transferred to veins via capillary beds. The venous pulsatility introduces a component of error and increasing bias as pulse oximeters are known to rely only upon analysis arterial pulsation for calculation of oxygen saturation. <text:span text:style-name="T49">Though use of vasactive agents and Anemia have been linked to increase in pulse oximetry error , they were not associated with increase in Bias in our study.</text:span></text:p>
      <text:p text:style-name="P20"/>
      <text:p text:style-name="P21">Time to stabilization depends upon signal averaging time ,perfusion filter and handling of artefacts . <text:s/><text:soft-page-break/>The recommended guideline suggest that time to stabilization be less than thirty seconds, though default mode is set at 10 second. In our study, both of our pulse oximeters met these guidelines with Nonin oximeter signal stabilzing at six seconds.</text:p>
      <text:p text:style-name="P21"/>
      <text:p text:style-name="P21">Pulse oximeter accuracy depends upon various factors Machine related(pulse oximeter sensor,monitor, optimal image stabilization,algorithms) ,patient geometry,pigmentation <text:s/>and patient's physiological states(hypoxia,lactate,vasopressor,acidosis,anemia). Given the multitude sources of error , it has been rightly suggested we should not rely upon a single cut off and a single reading to take important clinical decisions. FDA guidelines of ARMS of 3% , while a good measure of pulse oximeter accuracy has to be supplemented by other measures of pulse oximeter performance like sensitivity, stabilization time,performance index and drop out rate in real world scenario. <text:span text:style-name="T50">It has also been recommended that remedial measures like regular calibration of pulse oximeter, checking for sensor accuracy be done routinely.</text:span></text:p>
      <text:p text:style-name="P21"/>
      <text:p text:style-name="P22">Our study has many strengths, it was prospectively done with an aim to assess effect of physiological variables on pulse oximeter bias. We also took into account heterogeneity of pulse oximetry use in ICU and assessed their performance separately as well as in pooled fashion. We also determined various other recommended measures of pulse oximeter performance like performance index, sensitivity,specificity in addition to Bias,precision,Accuracy at different ranges of SaO2. We analysed if the pulse oximeters met the required ARMS <text:s/>and Time to stabilization guidelines <text:s/>in our set up. However, our study did not control for patient skin colour, inspiratory pressure, pCO2, <text:span text:style-name="T51">temperature which might be other source of biases.</text:span></text:p>
      <text:p text:style-name="P22"/>
      <text:p text:style-name="P16">Conclusion</text:p>
      <text:p text:style-name="P23">In conclusion pulse oximeters tend to overestimate arterial oxygen saturation in intensive care units. There is lot of heterogeneity in performance in of pulse oximeter : they often exceed their recommended ARMS range in real world scenario. Hence relying on a single reading or cut off like SPO2 &lt;90% might lead to missing out on a lot of cases of true hypoxia. Thus though overall pulse oximeters are great monitoring tools, <text:s/>clinicians should not rely upon a single reading, regularly calibrate and check their pulse oximeters and when in doubt or specially in lower oxygen saturation range (SaO2 70-90%) perform an arterial blood gas to estimate true arterial oxygen status in view of multiple sources of Bias.</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p text:style-name="P23"/>
      <text:p text:style-name="P24">Legends</text:p>
      <text:p text:style-name="P24"/>
      <text:p text:style-name="P24">Table1 .Summary statistics of important demographic variables (SpO2 = Pulse oximeter saturation, SaO2 = Arterial oxygen saturation )</text:p>
      <text:p text:style-name="P24"/>
      <text:p text:style-name="P24">Table 2. Bias,Precision,Accuracy of Pulse oximeters at various range of arterial oxygen saturation</text:p>
      <text:p text:style-name="P24"/>
      <text:p text:style-name="P24">Table/Fig 3. Bland Altman plot depicting mean difference (Bias )_central line and upper and lower limits of agreement between Pulse oximeter oxygen Saturation and arterial oxygen saturation.</text:p>
      <text:p text:style-name="P24"/>
      <text:p text:style-name="P24">Table4/Figure 5. Regression lines depecting relation between bias and oxygen saturation for nonin and philips pulse oximeters.</text:p>
      <text:p text:style-name="P24"/>
      <text:p text:style-name="P24">Table 5/ figure 5 .Boxplots depicting stabilization times of Nonin and Philips pulse oximeter</text:p>
      <text:p text:style-name="P24"/>
      <text:p text:style-name="P24">Table 6/Figure 6. Scatter plot between SpO2 and SaO2. Different <text:s/>Color <text:s/>coded points depict readings of two pulse oximeter. Points at regression lines(line of identity) denote true values. Points above regression lines depict positive bias readings, points below regression lines depict negative bias readings</text:p>
      <text:p text:style-name="P24"/>
      <text:p text:style-name="P24">Table 7. Boxplots depicting stabilization times of Nonin and Philips pulse oximeter</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36"><text:soft-page-break/>References </text:p>
      <text:p text:style-name="P35"/>
      <text:p text:style-name="P24"/>
      <text:p text:style-name="P24"/>
      <text:p text:style-name="P23"/>
      <text:p text:style-name="P21"/>
      <text:p text:style-name="P21"/>
      <text:p text:style-name="P20"/>
      <text:p text:style-name="P19"/>
      <text:p text:style-name="P19"/>
      <text:p text:style-name="P19"/>
      <text:p text:style-name="P18"/>
      <text:p text:style-name="P18"/>
      <text:p text:style-name="P18"/>
      <text:p text:style-name="P17"/>
      <text:p text:style-name="P17"/>
      <text:p text:style-name="P17"/>
      <text:p text:style-name="P33"/>
      <text:p text:style-name="P5"/>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7T10:34:57.432096706</meta:creation-date>
    <dc:date>2016-05-30T11:10:23.168580241</dc:date>
    <meta:editing-duration>PT14H43M5S</meta:editing-duration>
    <meta:editing-cycles>13</meta:editing-cycles>
    <meta:generator>LibreOffice/4.2.7.2$Linux_X86_64 LibreOffice_project/420m0$Build-2</meta:generator>
    <meta:document-statistic meta:table-count="0" meta:image-count="0" meta:object-count="0" meta:page-count="9" meta:paragraph-count="58" meta:word-count="2895" meta:character-count="18982" meta:non-whitespace-character-count="16076"/>
  </office:meta>
</office:document-meta>
</file>